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36in" style:rel-column-width="1638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AR" officeooo:rsid="00002f03" officeooo:paragraph-rsid="000de8b9" style:font-size-asian="10.5pt"/>
    </style:style>
    <style:style style:name="P2" style:family="paragraph" style:parent-style-name="Standard">
      <style:paragraph-properties fo:text-align="center" style:justify-single-word="false"/>
      <style:text-properties fo:language="es" fo:country="AR" officeooo:rsid="00002f03" officeooo:paragraph-rsid="0010eb97" style:font-size-asian="10.5pt"/>
    </style:style>
    <style:style style:name="P3" style:family="paragraph" style:parent-style-name="Standard">
      <style:paragraph-properties fo:text-align="justify" style:justify-single-word="false"/>
      <style:text-properties fo:language="es" fo:country="AR" officeooo:rsid="000de8b9" officeooo:paragraph-rsid="000de8b9" style:font-size-asian="10.5pt"/>
    </style:style>
    <style:style style:name="P4" style:family="paragraph" style:parent-style-name="Standard">
      <style:paragraph-properties fo:text-align="center" style:justify-single-word="false"/>
      <style:text-properties fo:language="es" fo:country="AR" officeooo:rsid="000de8b9" officeooo:paragraph-rsid="000de8b9" style:font-size-asian="10.5pt"/>
    </style:style>
    <style:style style:name="P5" style:family="paragraph" style:parent-style-name="Standard">
      <style:paragraph-properties fo:text-align="center" style:justify-single-word="false"/>
      <style:text-properties fo:language="es" fo:country="AR" officeooo:rsid="000e3980" officeooo:paragraph-rsid="000e3980" style:font-size-asian="10.5pt"/>
    </style:style>
    <style:style style:name="P6" style:family="paragraph" style:parent-style-name="Standard">
      <style:paragraph-properties fo:text-align="center" style:justify-single-word="false"/>
      <style:text-properties fo:language="es" fo:country="AR" officeooo:rsid="0010eb97" officeooo:paragraph-rsid="0010eb97" style:font-size-asian="10.5pt"/>
    </style:style>
    <style:style style:name="P7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10eb97" style:font-size-asian="10.5pt"/>
    </style:style>
    <style:style style:name="P8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0de8b9" style:font-size-asian="10.5pt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weight="normal" officeooo:rsid="00002f03" officeooo:paragraph-rsid="0012dac6" style:font-size-asian="10pt" style:font-weight-asian="normal" style:font-size-complex="10pt" style:font-weight-complex="normal"/>
    </style:style>
    <style:style style:name="P10" style:family="paragraph" style:parent-style-name="Text_20_body"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P11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text-align="justify" style:justify-single-word="false"/>
      <style:text-properties fo:language="es" fo:country="AR" officeooo:paragraph-rsid="00002f03"/>
    </style:style>
    <style:style style:name="P13" style:family="paragraph" style:parent-style-name="Preformatted_20_Text">
      <style:paragraph-properties fo:text-align="justify" style:justify-single-word="false"/>
      <style:text-properties fo:language="es" fo:country="AR" officeooo:paragraph-rsid="00036168"/>
    </style:style>
    <style:style style:name="P14" style:family="paragraph" style:parent-style-name="Preformatted_20_Text">
      <style:paragraph-properties fo:text-align="justify" style:justify-single-word="false"/>
      <style:text-properties fo:language="es" fo:country="AR" officeooo:rsid="00085186" officeooo:paragraph-rsid="00085186"/>
    </style:style>
    <style:style style:name="P15" style:family="paragraph" style:parent-style-name="Preformatted_20_Text">
      <style:paragraph-properties fo:text-align="justify" style:justify-single-word="false"/>
      <style:text-properties fo:language="es" fo:country="ES" officeooo:paragraph-rsid="00036168"/>
    </style:style>
    <style:style style:name="P16" style:family="paragraph" style:parent-style-name="Preformatted_20_Text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02f03" officeooo:paragraph-rsid="00002f03" style:font-size-asian="14pt" style:font-weight-asian="bold" style:font-size-complex="14pt" style:font-weight-complex="bold"/>
    </style:style>
    <style:style style:name="P17" style:family="paragraph" style:parent-style-name="Preformatted_20_Text">
      <style:paragraph-properties fo:text-align="center" style:justify-single-word="false"/>
      <style:text-properties fo:font-size="14pt" fo:language="es" fo:country="AR" fo:font-weight="bold" officeooo:rsid="00002f03" officeooo:paragraph-rsid="00002f03" style:font-size-asian="14pt" style:font-weight-asian="bold" style:font-size-complex="14pt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fo:font-size="10pt" fo:language="es" fo:country="ES" style:text-underline-style="solid" style:text-underline-width="auto" style:text-underline-color="font-color" fo:font-weight="bold" officeooo:paragraph-rsid="000c74bd" style:font-size-asian="8.75pt" style:font-weight-asian="bold" style:font-size-complex="10pt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fo:font-size="10pt" fo:language="es" fo:country="AR" fo:font-weight="bold" officeooo:paragraph-rsid="00002f03" style:font-size-asian="10pt" style:font-weight-asian="bold" style:font-size-complex="10pt" style:font-weight-complex="bold"/>
    </style:style>
    <style:style style:name="P20" style:family="paragraph" style:parent-style-name="Preformatted_20_Text">
      <style:paragraph-properties fo:text-align="center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21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22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6a5f3" style:font-size-asian="8.75pt" style:font-weight-asian="bold" style:font-size-complex="10pt" style:font-weight-complex="bold"/>
    </style:style>
    <style:style style:name="P23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c5b69" style:font-size-asian="8.75pt" style:font-weight-asian="bold" style:font-size-complex="10pt" style:font-weight-complex="bold"/>
    </style:style>
    <style:style style:name="P24" style:family="paragraph" style:parent-style-name="Preformatted_20_Text">
      <style:paragraph-properties fo:text-align="justify" style:justify-single-word="false"/>
      <style:text-properties style:font-name="Liberation Serif" fo:language="es" fo:country="ES" officeooo:paragraph-rsid="00002f03"/>
    </style:style>
    <style:style style:name="P25" style:family="paragraph" style:parent-style-name="Preformatted_20_Text">
      <style:paragraph-properties fo:text-align="justify" style:justify-single-word="false"/>
      <style:text-properties style:font-name="Liberation Serif" fo:language="es" fo:country="ES" officeooo:paragraph-rsid="0003cecb"/>
    </style:style>
    <style:style style:name="P26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ES" officeooo:paragraph-rsid="000c74bd" style:font-size-asian="10pt" style:font-size-complex="10pt"/>
    </style:style>
    <style:style style:name="P27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ES" fo:font-weight="normal" officeooo:paragraph-rsid="0006a5f3" style:font-size-asian="10pt" style:font-weight-asian="normal" style:font-size-complex="10pt" style:font-weight-complex="normal"/>
    </style:style>
    <style:style style:name="P28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ES" fo:font-weight="normal" officeooo:rsid="00002f03" officeooo:paragraph-rsid="0006a5f3" style:font-size-asian="10pt" style:font-weight-asian="normal" style:font-size-complex="10pt" style:font-weight-complex="normal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Serif" fo:font-size="10pt" fo:language="es" fo:country="ES" fo:font-weight="normal" officeooo:paragraph-rsid="0006a5f3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ES" fo:font-style="italic" fo:font-weight="normal" officeooo:rsid="00002f03" officeooo:paragraph-rsid="0006a5f3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ES" fo:font-style="italic" fo:font-weight="normal" officeooo:rsid="00002f03" officeooo:paragraph-rsid="000c74bd" style:font-size-asian="10pt" style:font-style-asian="italic" style:font-weight-asian="normal" style:font-size-complex="10pt" style:font-style-complex="italic" style:font-weight-complex="normal"/>
    </style:style>
    <style:style style:name="P32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02f03" officeooo:paragraph-rsid="0006a5f3" style:font-size-asian="10pt" style:font-weight-asian="bold" style:font-size-complex="10pt" style:font-weight-complex="bold"/>
    </style:style>
    <style:style style:name="P33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002f03" style:font-size-asian="10pt" style:font-weight-asian="normal" style:font-size-complex="10pt" style:font-weight-complex="normal"/>
    </style:style>
    <style:style style:name="P34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rsid="00002f03" officeooo:paragraph-rsid="0006a5f3" style:font-size-asian="10pt" style:font-weight-asian="normal" style:font-size-complex="10pt" style:font-weight-complex="normal"/>
    </style:style>
    <style:style style:name="P35" style:family="paragraph" style:parent-style-name="Preformatted_20_Text">
      <style:paragraph-properties fo:text-align="justify" style:justify-single-word="false"/>
      <style:text-properties style:font-name="Liberation Serif" fo:language="es" fo:country="AR" officeooo:paragraph-rsid="00002f03"/>
    </style:style>
    <style:style style:name="P36" style:family="paragraph" style:parent-style-name="Preformatted_20_Text">
      <style:paragraph-properties fo:text-align="justify" style:justify-single-word="false"/>
      <style:text-properties style:font-name="Liberation Serif" fo:language="es" fo:country="AR" fo:font-weight="normal" officeooo:paragraph-rsid="00002f03" style:font-weight-asian="normal" style:font-weight-complex="normal"/>
    </style:style>
    <style:style style:name="P37" style:family="paragraph" style:parent-style-name="Preformatted_20_Text">
      <style:paragraph-properties fo:text-align="justify" style:justify-single-word="false"/>
      <style:text-properties fo:font-size="13pt" fo:language="es" fo:country="AR" fo:font-weight="bold" officeooo:rsid="00002f03" officeooo:paragraph-rsid="0006a5f3" style:font-size-asian="13pt" style:font-weight-asian="bold" style:font-size-complex="13pt" style:font-weight-complex="bold"/>
    </style:style>
    <style:style style:name="P38" style:family="paragraph" style:parent-style-name="Preformatted_20_Text">
      <style:paragraph-properties fo:text-align="justify" style:justify-single-word="false"/>
      <style:text-properties fo:font-size="13pt" fo:language="es" fo:country="AR" fo:font-weight="bold" officeooo:rsid="00002f03" officeooo:paragraph-rsid="000c5b69" style:font-size-asian="13pt" style:font-weight-asian="bold" style:font-size-complex="13pt" style:font-weight-complex="bold"/>
    </style:style>
    <style:style style:name="P39" style:family="paragraph" style:parent-style-name="Preformatted_20_Text">
      <style:paragraph-properties fo:text-align="justify" style:justify-single-word="false"/>
      <style:text-properties fo:font-size="13pt" fo:language="es" fo:country="AR" style:text-underline-style="solid" style:text-underline-width="auto" style:text-underline-color="font-color" fo:font-weight="bold" officeooo:rsid="00002f03" officeooo:paragraph-rsid="0006a5f3" style:font-size-asian="13pt" style:font-weight-asian="bold" style:font-size-complex="13pt" style:font-weight-complex="bold"/>
    </style:style>
    <style:style style:name="P40" style:family="paragraph" style:parent-style-name="Preformatted_20_Text">
      <style:paragraph-properties fo:text-align="center" style:justify-single-word="false"/>
      <style:text-properties fo:font-size="13pt" fo:language="es" fo:country="ES" style:text-underline-style="solid" style:text-underline-width="auto" style:text-underline-color="font-color" fo:font-weight="bold" officeooo:paragraph-rsid="000c74bd" style:font-size-asian="13pt" style:font-weight-asian="bold" style:font-size-complex="13pt" style:font-weight-complex="bold"/>
    </style:style>
    <style:style style:name="P4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ES"/>
    </style:style>
    <style:style style:name="P42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ES" officeooo:paragraph-rsid="000a7233"/>
    </style:style>
    <style:style style:name="P43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ES" fo:font-weight="bold" officeooo:rsid="0008b4b9" officeooo:paragraph-rsid="0008b4b9" style:font-weight-asian="bold" style:font-weight-complex="bold"/>
    </style:style>
    <style:style style:name="P44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ES" fo:font-weight="bold" officeooo:rsid="0008b4b9" officeooo:paragraph-rsid="000a7233" style:font-weight-asian="bold" style:font-weight-complex="bold"/>
    </style:style>
    <style:style style:name="P45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ES" fo:font-weight="bold" officeooo:rsid="0008b4b9" officeooo:paragraph-rsid="000b4f92" style:font-weight-asian="bold" style:font-weight-complex="bold"/>
    </style:style>
    <style:style style:name="P46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font-size="10pt" fo:language="es" fo:country="ES" fo:font-weight="bold" officeooo:rsid="0008b4b9" officeooo:paragraph-rsid="000b4f92" style:font-size-asian="8.75pt" style:font-weight-asian="bold" style:font-size-complex="10pt" style:font-weight-complex="bold"/>
    </style:style>
    <style:style style:name="P47" style:family="paragraph" style:parent-style-name="Preformatted_20_Text">
      <style:paragraph-properties fo:margin-top="0in" fo:margin-bottom="0.1965in" loext:contextual-spacing="false" fo:text-align="justify" style:justify-single-word="false" style:writing-mode="lr-tb"/>
      <style:text-properties style:font-name="Liberation Serif" fo:language="es" fo:country="ES" officeooo:rsid="0008b4b9" officeooo:paragraph-rsid="000fae9c"/>
    </style:style>
    <style:style style:name="P4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language="es" fo:country="ES" fo:font-weight="bold" officeooo:rsid="000fae9c" officeooo:paragraph-rsid="0011bb73" style:font-weight-asian="bold" style:font-weight-complex="bold"/>
    </style:style>
    <style:style style:name="P49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ES" fo:font-weight="normal" officeooo:paragraph-rsid="0008b4b9" style:font-size-asian="10pt" style:font-weight-asian="normal" style:font-size-complex="10pt" style:font-weight-complex="normal"/>
    </style:style>
    <style:style style:name="P50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ES" officeooo:paragraph-rsid="0008b4b9" style:font-size-asian="10pt" style:font-size-complex="10pt"/>
    </style:style>
    <style:style style:name="P5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ES" fo:font-weight="bold" officeooo:rsid="0008b4b9" officeooo:paragraph-rsid="000b4f92" style:font-size-asian="10pt" style:font-weight-asian="bold" style:font-size-complex="10pt" style:font-weight-complex="bold"/>
    </style:style>
    <style:style style:name="P52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ES" fo:font-weight="bold" officeooo:rsid="0008b4b9" officeooo:paragraph-rsid="000c5b69" style:font-size-asian="10pt" style:font-weight-asian="bold" style:font-size-complex="10pt" style:font-weight-complex="bold"/>
    </style:style>
    <style:style style:name="P53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ES" fo:font-weight="bold" officeooo:rsid="0008b4b9" officeooo:paragraph-rsid="0011bb73" style:font-size-asian="10pt" style:font-weight-asian="bold" style:font-size-complex="10pt" style:font-weight-complex="bold"/>
    </style:style>
    <style:style style:name="P54" style:family="paragraph" style:parent-style-name="Preformatted_20_Text">
      <style:paragraph-properties fo:margin-top="0in" fo:margin-bottom="0.1965in" loext:contextual-spacing="false" fo:text-align="justify" style:justify-single-word="false" style:writing-mode="lr-tb"/>
      <style:text-properties style:font-name="Liberation Serif" fo:font-size="10pt" fo:language="es" fo:country="ES" fo:font-weight="bold" officeooo:rsid="0008b4b9" officeooo:paragraph-rsid="0011bb73" style:font-size-asian="10pt" style:font-weight-asian="bold" style:font-size-complex="10pt" style:font-weight-complex="bold"/>
    </style:style>
    <style:style style:name="P55" style:family="paragraph" style:parent-style-name="Preformatted_20_Text">
      <style:paragraph-properties fo:text-align="justify" style:justify-single-word="false" style:writing-mode="lr-tb"/>
      <style:text-properties fo:language="es" fo:country="ES"/>
    </style:style>
    <style:style style:name="P56" style:family="paragraph" style:parent-style-name="Preformatted_20_Text">
      <style:paragraph-properties fo:text-align="justify" style:justify-single-word="false" style:writing-mode="lr-tb"/>
      <style:text-properties style:font-name="Liberation Serif" fo:language="es" fo:country="ES"/>
    </style:style>
    <style:style style:name="P57" style:family="paragraph" style:parent-style-name="Preformatted_20_Text">
      <style:paragraph-properties fo:text-align="start" style:justify-single-word="false" style:writing-mode="lr-tb"/>
      <style:text-properties style:font-name="Liberation Serif" fo:font-size="10pt" fo:language="es" fo:country="ES" fo:font-weight="normal" style:font-size-asian="10pt" style:font-weight-asian="normal" style:font-size-complex="10pt" style:font-weight-complex="normal"/>
    </style:style>
    <style:style style:name="P58" style:family="paragraph" style:parent-style-name="Heading_20_2">
      <style:paragraph-properties fo:text-align="justify" style:justify-single-word="false"/>
      <style:text-properties fo:language="es" fo:country="AR" officeooo:paragraph-rsid="00002f03"/>
    </style:style>
    <style:style style:name="P59" style:family="paragraph" style:parent-style-name="Quotations">
      <style:paragraph-properties fo:text-align="justify" style:justify-single-word="false"/>
      <style:text-properties style:font-name="Liberation Serif" fo:font-size="10pt" fo:language="es" fo:country="AR" fo:font-weight="normal" officeooo:paragraph-rsid="00002f03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size-asian="10.5pt"/>
    </style:style>
    <style:style style:name="P61" style:family="paragraph" style:parent-style-name="Table_20_Contents">
      <style:paragraph-properties fo:text-align="center" style:justify-single-word="false"/>
      <style:text-properties officeooo:rsid="0012dac6" officeooo:paragraph-rsid="0012dac6" style:font-size-asian="10.5pt"/>
    </style:style>
    <style:style style:name="P62" style:family="paragraph" style:parent-style-name="Table_20_Contents">
      <style:paragraph-properties fo:text-align="center" style:justify-single-word="false"/>
      <style:text-properties officeooo:rsid="0014b374" officeooo:paragraph-rsid="0014b374" style:font-size-asian="10.5pt"/>
    </style:style>
    <style:style style:name="P63" style:family="paragraph" style:parent-style-name="Table_20_Contents">
      <style:paragraph-properties fo:text-align="center" style:justify-single-word="false"/>
      <style:text-properties officeooo:rsid="0015036a" officeooo:paragraph-rsid="0015036a" style:font-size-asian="10.5pt"/>
    </style:style>
    <style:style style:name="P64" style:family="paragraph" style:parent-style-name="Table_20_Contents">
      <style:paragraph-properties fo:text-align="center" style:justify-single-word="false"/>
      <style:text-properties officeooo:rsid="00167df2" officeooo:paragraph-rsid="00167df2" style:font-size-asian="10.5pt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12dac6" officeooo:paragraph-rsid="0012dac6" style:font-size-asian="10.5pt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weight="bold" officeooo:rsid="0014b374" officeooo:paragraph-rsid="0014b374" style:font-size-asian="10.5pt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weight="normal" officeooo:rsid="0012dac6" officeooo:paragraph-rsid="0012dac6" style:font-size-asian="10.5pt" style:font-weight-asian="normal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font-size="10pt" officeooo:rsid="0014b374" officeooo:paragraph-rsid="0014b374" style:font-size-asian="10pt" style:font-size-complex="10pt"/>
    </style:style>
    <style:style style:name="T1" style:family="text">
      <style:text-properties officeooo:rsid="00002f03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002f03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00fb76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01e34b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0036168" style:font-size-asian="10pt" style:font-weight-asian="bold" style:font-size-complex="10pt" style:font-weight-complex="bold"/>
    </style:style>
    <style:style style:name="T7" style:family="text">
      <style:text-properties fo:font-size="10pt" fo:font-weight="bold" officeooo:rsid="0003cecb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0085186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1744af" style:font-size-asian="10pt" style:font-weight-asian="bold" style:font-size-complex="10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002f03" style:font-size-asian="10pt" style:font-size-complex="10pt"/>
    </style:style>
    <style:style style:name="T12" style:family="text">
      <style:text-properties fo:font-size="10pt" officeooo:rsid="000a7233" style:font-size-asian="10pt" style:font-size-complex="10pt"/>
    </style:style>
    <style:style style:name="T13" style:family="text">
      <style:text-properties fo:font-size="10pt" officeooo:rsid="000fae9c" style:font-size-asian="10pt" style:font-size-complex="10pt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0002f03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003cecb" style:font-size-asian="10pt" style:font-weight-asian="normal" style:font-size-complex="10pt" style:font-weight-complex="normal"/>
    </style:style>
    <style:style style:name="T17" style:family="text">
      <style:text-properties fo:font-size="10pt" fo:language="es" fo:country="AR" fo:font-weight="normal" officeooo:rsid="00002f03" style:font-size-asian="10pt" style:font-weight-asian="normal" style:font-size-complex="10pt" style:font-weight-complex="normal"/>
    </style:style>
    <style:style style:name="T18" style:family="text">
      <style:text-properties fo:font-size="10pt" fo:language="es" fo:country="AR" fo:font-weight="bold" officeooo:rsid="00002f03" style:font-size-asian="10pt" style:font-weight-asian="bold" style:font-size-complex="10pt" style:font-weight-complex="bold"/>
    </style:style>
    <style:style style:name="T19" style:family="text">
      <style:text-properties fo:font-size="10pt" fo:language="es" fo:country="AR" fo:font-weight="bold" officeooo:rsid="00036168" style:font-size-asian="10pt" style:font-weight-asian="bold" style:font-size-complex="10pt" style:font-weight-complex="bold"/>
    </style:style>
    <style:style style:name="T20" style:family="text">
      <style:text-properties fo:font-size="10pt" fo:language="es" fo:country="AR" fo:font-weight="bold" officeooo:rsid="0011bb73" style:font-size-asian="10pt" style:font-weight-asian="bold" style:font-size-complex="10pt" style:font-weight-complex="bold"/>
    </style:style>
    <style:style style:name="T21" style:family="text">
      <style:text-properties fo:font-size="10pt" fo:language="es" fo:country="AR" style:text-underline-style="solid" style:text-underline-width="auto" style:text-underline-color="font-color" fo:font-weight="bold" officeooo:rsid="0011bb73" style:font-size-asian="10pt" style:font-weight-asian="bold" style:font-size-complex="10pt" style:font-weight-complex="bold"/>
    </style:style>
    <style:style style:name="T22" style:family="text">
      <style:text-properties fo:font-size="10pt" fo:language="es" fo:country="AR" style:text-underline-style="solid" style:text-underline-width="auto" style:text-underline-color="font-color" fo:font-weight="bold" officeooo:rsid="00002f03" style:font-size-asian="10pt" style:font-weight-asian="bold" style:font-size-complex="10pt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8b4b9" style:font-weight-asian="normal" style:font-weight-complex="normal"/>
    </style:style>
    <style:style style:name="T25" style:family="text">
      <style:text-properties fo:font-weight="normal" officeooo:rsid="000a7233" style:font-weight-asian="normal" style:font-weight-complex="normal"/>
    </style:style>
    <style:style style:name="T26" style:family="text">
      <style:text-properties fo:font-weight="normal" officeooo:rsid="000b4f92" style:font-weight-asian="normal" style:font-weight-complex="normal"/>
    </style:style>
    <style:style style:name="T27" style:family="text">
      <style:text-properties fo:font-weight="normal" officeooo:rsid="000c5b69" style:font-weight-asian="normal" style:font-weight-complex="normal"/>
    </style:style>
    <style:style style:name="T28" style:family="text">
      <style:text-properties officeooo:rsid="0000fb76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1bb73" style:font-weight-asian="bold" style:font-weight-complex="bold"/>
    </style:style>
    <style:style style:name="T31" style:family="text">
      <style:text-properties fo:font-weight="bold" officeooo:rsid="0008b4b9" style:font-weight-asian="bold" style:font-weight-complex="bold"/>
    </style:style>
    <style:style style:name="T32" style:family="text">
      <style:text-properties officeooo:rsid="00036168"/>
    </style:style>
    <style:style style:name="T33" style:family="text">
      <style:text-properties officeooo:rsid="0003cecb"/>
    </style:style>
    <style:style style:name="T34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35" style:family="text">
      <style:text-properties style:font-name="Liberation Serif" fo:font-size="10pt" fo:font-weight="normal" officeooo:rsid="0008b4b9" style:font-size-asian="10pt" style:font-weight-asian="normal" style:font-size-complex="10pt" style:font-weight-complex="normal"/>
    </style:style>
    <style:style style:name="T36" style:family="text">
      <style:text-properties style:font-name="Liberation Serif" fo:font-size="10pt" fo:font-weight="normal" officeooo:rsid="000a7233" style:font-size-asian="10pt" style:font-weight-asian="normal" style:font-size-complex="10pt" style:font-weight-complex="normal"/>
    </style:style>
    <style:style style:name="T37" style:family="text">
      <style:text-properties style:font-name="Liberation Serif" fo:font-size="10pt" fo:font-weight="normal" officeooo:rsid="000b4f92" style:font-size-asian="10pt" style:font-weight-asian="normal" style:font-size-complex="10pt" style:font-weight-complex="normal"/>
    </style:style>
    <style:style style:name="T38" style:family="text">
      <style:text-properties style:font-name="Liberation Serif" fo:font-size="10pt" fo:font-weight="normal" officeooo:rsid="000c74bd" style:font-size-asian="10pt" style:font-weight-asian="normal" style:font-size-complex="10pt" style:font-weight-complex="normal"/>
    </style:style>
    <style:style style:name="T39" style:family="text">
      <style:text-properties style:font-name="Liberation Serif" fo:font-weight="normal" style:font-weight-asian="normal" style:font-weight-complex="normal"/>
    </style:style>
    <style:style style:name="T40" style:family="text">
      <style:text-properties style:font-name="Liberation Serif" fo:font-weight="normal" officeooo:rsid="000a7233" style:font-weight-asian="normal" style:font-weight-complex="normal"/>
    </style:style>
    <style:style style:name="T41" style:family="text">
      <style:text-properties style:font-name="Liberation Serif" fo:font-weight="normal" officeooo:rsid="0010eb97" style:font-weight-asian="normal" style:font-weight-complex="normal"/>
    </style:style>
    <style:style style:name="T42" style:family="text">
      <style:text-properties style:font-name="Liberation Serif" officeooo:rsid="000a7233"/>
    </style:style>
    <style:style style:name="T43" style:family="text">
      <style:text-properties style:font-name="Liberation Serif" officeooo:rsid="000b4f92"/>
    </style:style>
    <style:style style:name="T44" style:family="text">
      <style:text-properties style:font-name="Liberation Serif" officeooo:rsid="000a7233" style:font-size-asian="10pt"/>
    </style:style>
    <style:style style:name="T45" style:family="text">
      <style:text-properties style:font-name="Liberation Serif" officeooo:rsid="000b4f92" style:font-size-asian="10pt"/>
    </style:style>
    <style:style style:name="T46" style:family="text">
      <style:text-properties officeooo:rsid="0006a5f3"/>
    </style:style>
    <style:style style:name="T47" style:family="text">
      <style:text-properties style:font-size-asian="10pt"/>
    </style:style>
    <style:style style:name="T48" style:family="text">
      <style:text-properties officeooo:rsid="00085186" style:font-size-asian="10pt"/>
    </style:style>
    <style:style style:name="T49" style:family="text">
      <style:text-properties officeooo:rsid="0008b4b9" style:font-size-asian="10pt"/>
    </style:style>
    <style:style style:name="T50" style:family="text">
      <style:text-properties officeooo:rsid="000a31db" style:font-size-asian="10pt"/>
    </style:style>
    <style:style style:name="T51" style:family="text">
      <style:text-properties officeooo:rsid="000c5b69" style:font-size-asian="10pt"/>
    </style:style>
    <style:style style:name="T52" style:family="text">
      <style:text-properties officeooo:rsid="0008b4b9"/>
    </style:style>
    <style:style style:name="T53" style:family="text">
      <style:text-properties fo:language="es" fo:country="ES" fo:font-style="italic" fo:font-weight="bold" officeooo:rsid="0010eb97" style:font-style-asian="italic" style:font-weight-asian="bold" style:font-style-complex="italic" style:font-weight-complex="bold"/>
    </style:style>
    <style:style style:name="T54" style:family="text">
      <style:text-properties fo:language="es" fo:country="ES" fo:font-style="italic" fo:font-weight="bold" officeooo:rsid="0012dac6" style:font-style-asian="italic" style:font-weight-asian="bold" style:font-style-complex="italic" style:font-weight-complex="bold"/>
    </style:style>
    <style:style style:name="T55" style:family="text">
      <style:text-properties fo:language="es" fo:country="ES" fo:font-style="italic" fo:font-weight="bold" officeooo:rsid="0014b374" style:font-style-asian="italic" style:font-weight-asian="bold" style:font-style-complex="italic" style:font-weight-complex="bold"/>
    </style:style>
    <style:style style:name="T56" style:family="text">
      <style:text-properties fo:language="es" fo:country="ES" fo:font-style="italic" style:text-underline-style="none" fo:font-weight="normal" style:font-style-asian="italic" style:font-weight-asian="normal" style:font-style-complex="italic" style:font-weight-complex="normal"/>
    </style:style>
    <style:style style:name="T57" style:family="text">
      <style:text-properties fo:language="es" fo:country="ES" fo:font-style="italic" style:text-underline-style="none" fo:font-weight="normal" officeooo:rsid="00002f03" style:font-style-asian="italic" style:font-weight-asian="normal" style:font-style-complex="italic" style:font-weight-complex="normal"/>
    </style:style>
    <style:style style:name="T58" style:family="text">
      <style:text-properties fo:language="es" fo:country="ES" fo:font-style="italic" style:text-underline-style="none" fo:font-weight="normal" officeooo:rsid="0015036a" style:font-style-asian="italic" style:font-weight-asian="normal" style:font-style-complex="italic" style:font-weight-complex="normal"/>
    </style:style>
    <style:style style:name="T59" style:family="text">
      <style:text-properties officeooo:rsid="000a6dae"/>
    </style:style>
    <style:style style:name="T60" style:family="text">
      <style:text-properties officeooo:rsid="000b4f92"/>
    </style:style>
    <style:style style:name="T61" style:family="text">
      <style:text-properties officeooo:rsid="000c5b69"/>
    </style:style>
    <style:style style:name="T62" style:family="text">
      <style:text-properties fo:font-size="13pt" fo:language="es" fo:country="ES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63" style:family="text">
      <style:text-properties fo:font-size="13pt" fo:language="es" fo:country="ES" fo:font-style="italic" fo:font-weight="bold" officeooo:rsid="000c74bd" style:font-size-asian="13pt" style:font-style-asian="italic" style:font-weight-asian="bold" style:font-size-complex="13pt" style:font-style-complex="italic" style:font-weight-complex="bold"/>
    </style:style>
    <style:style style:name="T64" style:family="text">
      <style:text-properties fo:font-size="13pt" fo:language="es" fo:country="ES" fo:font-style="italic" fo:font-weight="bold" officeooo:rsid="000c5b69" style:font-size-asian="13pt" style:font-style-asian="italic" style:font-weight-asian="bold" style:font-size-complex="13pt" style:font-style-complex="italic" style:font-weight-complex="bold"/>
    </style:style>
    <style:style style:name="T65" style:family="text">
      <style:text-properties fo:font-size="13pt" fo:language="es" fo:country="ES" fo:font-style="italic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66" style:family="text">
      <style:text-properties fo:font-size="13pt" fo:language="es" fo:country="ES" fo:font-style="italic" fo:font-weight="bold" officeooo:rsid="000e3980" style:font-size-asian="13pt" style:font-style-asian="italic" style:font-weight-asian="bold" style:font-size-complex="13pt" style:font-style-complex="italic" style:font-weight-complex="bold"/>
    </style:style>
    <style:style style:name="T67" style:family="text">
      <style:text-properties fo:font-size="13pt" fo:language="es" fo:country="ES" fo:font-style="italic" fo:font-weight="bold" officeooo:rsid="0010eb97" style:font-size-asian="13pt" style:font-style-asian="italic" style:font-weight-asian="bold" style:font-size-complex="13pt" style:font-style-complex="italic" style:font-weight-complex="bold"/>
    </style:style>
    <style:style style:name="T68" style:family="text">
      <style:text-properties fo:font-size="13pt" fo:language="es" fo:country="ES" fo:font-style="italic" fo:font-weight="bold" officeooo:rsid="0015036a" style:font-size-asian="13pt" style:font-style-asian="italic" style:font-weight-asian="bold" style:font-size-complex="13pt" style:font-style-complex="italic" style:font-weight-complex="bold"/>
    </style:style>
    <style:style style:name="T69" style:family="text">
      <style:text-properties fo:font-size="13pt" fo:language="es" fo:country="ES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T70" style:family="text">
      <style:text-properties fo:font-size="13pt" fo:language="es" fo:country="ES" fo:font-style="italic" style:text-underline-style="solid" style:text-underline-width="auto" style:text-underline-color="font-color" fo:font-weight="bold" officeooo:rsid="000c74bd" style:font-size-asian="13pt" style:font-style-asian="italic" style:font-weight-asian="bold" style:font-size-complex="13pt" style:font-style-complex="italic" style:font-weight-complex="bold"/>
    </style:style>
    <style:style style:name="T71" style:family="text">
      <style:text-properties fo:font-size="13pt" fo:language="es" fo:country="ES" fo:font-style="italic" style:text-underline-style="solid" style:text-underline-width="auto" style:text-underline-color="font-color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72" style:family="text">
      <style:text-properties fo:font-size="13pt" fo:language="es" fo:country="ES" fo:font-style="italic" style:text-underline-style="solid" style:text-underline-width="auto" style:text-underline-color="font-color" fo:font-weight="bold" officeooo:rsid="000c5b69" style:font-size-asian="13pt" style:font-style-asian="italic" style:font-weight-asian="bold" style:font-size-complex="13pt" style:font-style-complex="italic" style:font-weight-complex="bold"/>
    </style:style>
    <style:style style:name="T73" style:family="text">
      <style:text-properties fo:font-style="italic" officeooo:rsid="000c5b69" style:font-style-asian="italic" style:font-style-complex="italic"/>
    </style:style>
    <style:style style:name="T74" style:family="text">
      <style:text-properties fo:font-style="italic" officeooo:rsid="00002f03" style:font-style-asian="italic" style:font-style-complex="italic"/>
    </style:style>
    <style:style style:name="T75" style:family="text">
      <style:text-properties fo:font-style="italic" officeooo:rsid="000c74bd" style:font-style-asian="italic" style:font-style-complex="italic"/>
    </style:style>
    <style:style style:name="T76" style:family="text">
      <style:text-properties fo:font-style="italic" fo:font-weight="normal" officeooo:rsid="00002f03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0c74bd" style:font-style-asian="italic" style:font-weight-asian="normal" style:font-style-complex="italic" style:font-weight-complex="normal"/>
    </style:style>
    <style:style style:name="T78" style:family="text">
      <style:text-properties officeooo:rsid="000c74bd"/>
    </style:style>
    <style:style style:name="T79" style:family="text">
      <style:text-properties officeooo:rsid="000de8b9"/>
    </style:style>
    <style:style style:name="T80" style:family="text">
      <style:text-properties officeooo:rsid="000fae9c"/>
    </style:style>
    <style:style style:name="T81" style:family="text">
      <style:text-properties officeooo:rsid="0010eb97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tw-target-text"/>Plan de Trabajo Propuesto</text:p>
      <text:p text:style-name="P19"><text:bookmark text:name="tw-target-text1"/><text:span text:style-name="T1">Proyecto "Desarrollo de </text:span>Sensores <text:span text:style-name="T1">I</text:span>nteligentes <text:span text:style-name="T1">N</text:span>acionales".</text:p>
      <text:p text:style-name="P20">(IOT = Internet Of Things)</text:p>
      <text:p text:style-name="P20"/>
      <text:p text:style-name="P20"/>
      <text:p text:style-name="P12"><text:span text:style-name="T3">1. </text:span><text:bookmark text:name="tw-target-text3"/>Responsable<text:span text:style-name="T3">: Ing. Marcelo </text:span><text:span text:style-name="T7">dos </text:span><text:span text:style-name="T3">Anjos.</text:span></text:p>
      <text:p text:style-name="P21">2. <text:span text:style-name="T23">Empresa</text:span> – <text:span text:style-name="T28">Anjos Ingeniería y Sistemas</text:span>.</text:p>
      <text:p text:style-name="P21">3. Airspace Defense Group.(www.airspacedefense.org).</text:p>
      <text:p text:style-name="P12"><text:span text:style-name="T3">4. </text:span><text:bookmark text:name="tw-target-text4"/>Región<text:span text:style-name="T3">: Asunción - Núcleo: Paraguay <text:s/>PY.</text:span></text:p>
      <text:p text:style-name="P12"><text:span text:style-name="T3">5. </text:span><text:bookmark text:name="tw-target-text5"/>Periodo<text:span text:style-name="T3">: 2 anos (2020-</text:span><text:span text:style-name="T9">20</text:span><text:span text:style-name="T3">2</text:span><text:span text:style-name="T4">2</text:span><text:span text:style-name="T3">).</text:span><text:span text:style-name="T4"> 05/2020 05/2022.</text:span></text:p>
      <text:p text:style-name="P14"><text:span text:style-name="T4">6. </text:span><text:span text:style-name="T14">Validad</text:span><text:span text:style-name="T3">: </text:span><text:span text:style-name="T9">2</text:span><text:span text:style-name="T2">0 dias.</text:span></text:p>
      <text:p text:style-name="P12"><text:span text:style-name="T8">7</text:span><text:span text:style-name="T3">. </text:span><text:bookmark text:name="tw-target-text6"/>Contextualización<text:span text:style-name="T3">:</text:span></text:p>
      <text:p text:style-name="P12"><text:span text:style-name="T3"/></text:p>
      <text:h text:style-name="P58" text:outline-level="2"><text:span text:style-name="T3">Ciudad </text:span><text:span text:style-name="T5">S</text:span><text:span text:style-name="T3">ostenible – </text:span><text:span text:style-name="T5">C</text:span><text:span text:style-name="T3">iudad </text:span><text:span text:style-name="T5">I</text:span><text:span text:style-name="T3">nteligente</text:span></text:h>
      <text:p text:style-name="P12"><text:span text:style-name="T3"/></text:p>
      <text:p text:style-name="P15"><text:span text:style-name="T17"><text:s text:c="2"/>En este contexto de comunión con la sostenibilidad, </text:span><text:span text:style-name="Strong_20_Emphasis"><text:span text:style-name="T17">las ciudades</text:span></text:span><text:span text:style-name="T17">, por su condición de grandes soportes de población, se convirtieron en protagonistas del discurso de la sostenibilidad</text:span><text:span text:style-name="T18">. </text:span><text:span text:style-name="T19">C</text:span><text:span text:style-name="T18">omenzando con el </text:span><text:span text:style-name="T21">C</text:span><text:span text:style-name="T22">ontrol </text:span><text:span text:style-name="T21">y Monitoreo</text:span><text:span text:style-name="T22"> de </text:span><text:span text:style-name="T21">G</text:span><text:span text:style-name="T22">ranos</text:span><text:span text:style-name="T18"> en </text:span><text:span text:style-name="T20">B</text:span><text:span text:style-name="T19">arcazas</text:span><text:span text:style-name="T18"> y </text:span><text:span text:style-name="T20">S</text:span><text:span text:style-name="T19">ilo </text:span><text:span text:style-name="T20">B</text:span><text:span text:style-name="T19">olsas, </text:span><text:span text:style-name="T20">o Transporte de los mismos</text:span><text:span text:style-name="T19">.</text:span></text:p>
      <text:p text:style-name="P13"><text:span text:style-name="T5"><text:s/></text:span></text:p>
      <text:p text:style-name="P12"><text:span text:style-name="T3"/></text:p>
      <text:p text:style-name="P12"><text:span text:style-name="T3">7.OBJETIVOS</text:span></text:p>
      <text:p text:style-name="P12"><text:span text:style-name="T3"/></text:p>
      <text:p text:style-name="P12"><text:span text:style-name="T3"><text:tab/>7.1.GE</text:span><text:span text:style-name="T6">NE</text:span><text:span text:style-name="T3">RAL:</text:span></text:p>
      <text:p text:style-name="P33"/>
      <text:p text:style-name="P59"><text:span text:style-name="T1">Los productores tienen un problema real, se pierde entre un 5- 10% de la calidad del grano almacenado en silo bolsas, por falta de capacidad de control debido a la distancia, costo operativo y/o practicidad. Una rotura generada por un animal, un intento de vandalismo o robo, genera el ingreso de oxígeno al silo bolsa y consecuentemente el deterioro de los granos. </text:span><text:bookmark text:name="tw-target-text8"/><text:span text:style-name="T1">Así como la falta de inspección en el transporte y control de barcazas.</text:span></text:p>
      <text:p text:style-name="P10"><text:s text:c="6"/>La instalación de una serie de sensores, combinado con una red IoT, permite <text:span text:style-name="T32">monitoreo</text:span> de manera inteligente y a distancia la calidad de los granos almacenados en los silos bolsas, representando para el productor una efectiva herramienta de control, seguimiento y anticipación de acciones correctivas.</text:p>
      <text:p text:style-name="P36"><text:span text:style-name="T11"><text:tab/></text:span><text:span text:style-name="T7">7</text:span><text:span text:style-name="T3">.2. ESPECíFICOS:</text:span></text:p>
      <text:p text:style-name="P33"/>
      <text:p text:style-name="P25"><text:bookmark text:name="tw-target-text9"/><text:span text:style-name="T15"><text:s text:c="2"/>Diseño, desarrollo y construcción de sensores inteligentes, que operan en una red </text:span><text:bookmark text:name="tw-target-text10"/>autónom<text:span text:style-name="T33">a</text:span><text:span text:style-name="T15">, <text:s/>con su propio protocolo </text:span><text:span text:style-name="T16"><text:s/>por</text:span><text:span text:style-name="T15"> </text:span><text:span text:style-name="T16">(</text:span><text:span text:style-name="T15"> </text:span><text:span text:style-name="T16">W</text:span><text:span text:style-name="T15">ifi, </text:span><text:span text:style-name="T16">B</text:span><text:span text:style-name="T15">luetooth, </text:span><text:span text:style-name="T16">L</text:span><text:span text:style-name="T15">ora, 3</text:span><text:span text:style-name="T16">G</text:span><text:span text:style-name="T15"> </text:span><text:span text:style-name="T16">o</text:span><text:span text:style-name="T15"> </text:span><text:span text:style-name="T16">S</text:span><text:span text:style-name="T15">atelitales</text:span><text:span text:style-name="T16">),</text:span><text:span text:style-name="T15"> para seguimiento, monitoreo y control y análisis en tiempo real y de forma remota, </text:span><text:span text:style-name="T16">con interfaces I2C, Serial y Can RS485.</text:span></text:p>
      <text:p text:style-name="P33"/>
      <text:p text:style-name="P12"><text:span text:style-name="T3"><text:tab/>8.METODOLOGIA</text:span></text:p>
      <text:p text:style-name="P35"><text:span text:style-name="T3"/></text:p>
      <text:p text:style-name="P24"><text:bookmark text:name="tw-target-text11"/>- Selección y sistematización de toda la información disponible sobre la región <text:span text:style-name="T46">o Ambiente de operación.</text:span></text:p>
      <text:section text:style-name="Sect1" text:name="tw-target-text-container">
        <text:p text:style-name="P56">- Análisis y diagnóstico construido con l<text:span text:style-name="T46">a</text:span>s <text:span text:style-name="T46">mediciones</text:span> locales de la situación reciente, <text:span text:style-name="T46">en </text:span>la región, <text:span text:style-name="T46">o ambiente,</text:span> a varias escalas;</text:p>
        <text:p text:style-name="P56">- El método previsto es el interactivo e investigativo, para que haya un mínimo de consenso sobre los caminos a seguir avanzar hacia un mayor desarrollo con mayor velocidad, en la región.</text:p>
        <text:p text:style-name="P56">- Análisis del modelo y resultados, para contribuir y Subvencionar la adecuación y el uso de instrumentos y mecanismos de acción como ejemplos: Plan de <text:span text:style-name="T46">D</text:span>esarrollo <text:span text:style-name="T46">R</text:span>egional <text:span text:style-name="T80">Terrestre y Marítimo.</text:span></text:p>
        <text:p text:style-name="P55"/>
        <text:p text:style-name="P41"/>
      </text:section>
      <text:section text:style-name="Sect1" text:name="tw-target-rmn-container">
        <text:p text:style-name="P11"/>
      </text:section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7"/>
      <text:p text:style-name="P22"><text:soft-page-break/><text:span text:style-name="T47">9.ETAPAS DE ATUAÇÃO</text:span></text:p>
      <text:p text:style-name="P22"><text:span text:style-name="T47"/></text:p>
      <text:p text:style-name="P39">Ano I:</text:p>
      <text:p text:style-name="P22"><text:span text:style-name="T47"/></text:p>
      <text:p text:style-name="P22"><text:span text:style-name="T47">Etapa 1 (</text:span><text:span text:style-name="T50">M</text:span><text:span text:style-name="T48">ayo/</text:span><text:span text:style-name="T49">Junio</text:span><text:span text:style-name="T47">):</text:span></text:p>
      <text:p text:style-name="P34"/>
      <text:p text:style-name="P9"><text:span text:style-name="T53">***</text:span><text:span text:style-name="T54">llama </text:span><text:span text:style-name="T55">SENSOR</text:span><text:span text:style-name="T54">, el conjunto de Procesador Dual Core, Wifi, Bluetooth, Lora, Sensor Laser, Sensor Humedad, Sensor Temperatura, Sensor Gas***</text:span></text:p>
      <text:p text:style-name="P9"><text:span text:style-name="T54">*** Que puede ser implementado de GPS, 3G, asi como otros Dispositivos***</text:span></text:p>
      <text:p text:style-name="P9"><text:span text:style-name="T54"/></text:p>
      <text:p text:style-name="P9"><text:span text:style-name="T54">*** </text:span><text:span text:style-name="T55">llama LANZA, el conjunto de 2 sensores interconectados que forman un NODE***</text:span></text:p>
      <text:p text:style-name="P9"><text:span text:style-name="T54"/></text:p>
      <text:p text:style-name="P28"><text:bookmark text:name="tw-target-text13"/>- Discusión de Plan de Trabajo 20<text:span text:style-name="T52">2</text:span>0 : ajustes y evaluación de</text:p>
      <text:p text:style-name="P57">demandas específicas, <text:span text:style-name="T52">así como todas mediciones en campo</text:span>.</text:p>
      <text:p text:style-name="P57"/>
      <text:p text:style-name="P49">- Taller: definición de temas, prioridades y contrapartida.</text:p>
      <text:p text:style-name="P50"><text:span text:style-name="T23">- </text:span><text:span text:style-name="T25">1 </text:span><text:span text:style-name="T24">Prototipo</text:span><text:span text:style-name="T23">: </text:span><text:bookmark text:name="tw-target-text14"/><text:span text:style-name="T29">Presentación de un prototipo </text:span><text:span text:style-name="T30">con </text:span><text:span text:style-name="T29">d</text:span><text:span text:style-name="T31">e Todo Sistema de Monitoreo.</text:span></text:p>
      <text:p text:style-name="P47"><text:span text:style-name="T14">- </text:span><text:span text:style-name="T10">Incluyendo comunicación con internet através de rede LORA y WIFI, con gateways, masters y Sensor Principal de </text:span><text:span text:style-name="T12">Controlo.</text:span><text:span text:style-name="T10">(SENSOR MASTER, 2 SENSORES INCLUIDOS PARA MEDICIÓN DE TEMPERATURA HUMEDAD, GASES Y SENSOR LASER O ULTRASONIDO DE APERTURA DE VENTANILLAS O PUERTAS </text:span><text:span text:style-name="T13">SENSORES DE ESTADO DE BATERIA</text:span><text:span text:style-name="T10">). // </text:span></text:p>
      <text:p text:style-name="P43"/>
      <text:p text:style-name="P43">Etapa <text:span text:style-name="T59">2 </text:span>(<text:span text:style-name="T59">Junio/Julio</text:span>):</text:p>
      <text:p text:style-name="P42"><text:span text:style-name="T35">- </text:span><text:span text:style-name="T36">10 </text:span><text:span text:style-name="T35">Prototipo</text:span><text:span text:style-name="T36">s</text:span><text:span text:style-name="T35">: </text:span><text:bookmark text:name="tw-target-text15"/><text:span text:style-name="T39">Entrega de prototipos de 10 lanzas para pruebas in </text:span><text:span text:style-name="T40">reales situaciones de uso.</text:span></text:p>
      <text:p text:style-name="P42"><text:bookmark text:name="tw-target-text16"/><text:span text:style-name="T35">- </text:span><text:span text:style-name="T40">Propuestas de estudios, investigación y validación de prototipo.</text:span></text:p>
      <text:p text:style-name="P44"><text:span text:style-name="T42"/></text:p>
      <text:p text:style-name="P44"><text:span text:style-name="T42">Etapa 3 <text:s/>(Agosto):</text:span></text:p>
      <text:p text:style-name="P44"><text:span text:style-name="T34">- </text:span><text:span text:style-name="T38">5</text:span><text:span text:style-name="T36">0 </text:span><text:span text:style-name="T34">Prototipo</text:span><text:span text:style-name="T36">s </text:span><text:span text:style-name="T37">Finales</text:span><text:span text:style-name="T34">: </text:span><text:bookmark text:name="tw-target-text151"/><text:span text:style-name="T40">Entrega de prototipos de </text:span><text:span text:style-name="T41">5</text:span><text:span text:style-name="T40">0 lanzas para pruebas in reales situaciones de uso.</text:span></text:p>
      <text:p text:style-name="P42"><text:span text:style-name="T35">- </text:span><text:span text:style-name="T37">P</text:span><text:span text:style-name="T40">ruebas y alteración final de la placa de circuito.</text:span></text:p>
      <text:p text:style-name="P44"><text:span text:style-name="T42"/></text:p>
      <text:p text:style-name="P44"><text:span text:style-name="T42">Etapa 4 <text:s/>(</text:span><text:span text:style-name="T43">Septiembre/Octubre</text:span><text:span text:style-name="T42">):</text:span></text:p>
      <text:p text:style-name="P45"><text:span text:style-name="T36">- </text:span><text:span text:style-name="T38">1</text:span><text:span text:style-name="T36">00 Pro</text:span><text:span text:style-name="T37">dutos</text:span><text:span text:style-name="T36"> </text:span><text:span text:style-name="T37">Finales</text:span><text:span text:style-name="T36">: </text:span><text:bookmark text:name="tw-target-text1511"/><text:span text:style-name="T40">Entrega <text:s/>de </text:span><text:span text:style-name="T41">1</text:span><text:span text:style-name="T40">00 lanzas para pruebas in reales situaciones de uso.</text:span></text:p>
      <text:p text:style-name="P51"><text:span text:style-name="T23">- </text:span><text:span text:style-name="T26">P</text:span><text:span text:style-name="T25">ruebas y alteración final de</text:span><text:span text:style-name="T26">l</text:span><text:span text:style-name="T25"> </text:span><text:span text:style-name="T26">Software Final (Firmware)</text:span><text:span text:style-name="T25">.</text:span></text:p>
      <text:p text:style-name="P45"><text:span text:style-name="T42"/></text:p>
      <text:p text:style-name="P45"><text:span text:style-name="T42">Etapa </text:span><text:span text:style-name="T43">5</text:span><text:span text:style-name="T42"> <text:s/>(</text:span><text:span text:style-name="T43">Octubre/Noviembre</text:span><text:span text:style-name="T42">):</text:span></text:p>
      <text:p text:style-name="P45"><text:span text:style-name="T36">- </text:span><text:span text:style-name="T38">1</text:span><text:span text:style-name="T36">00 Pro</text:span><text:span text:style-name="T37">dutos</text:span><text:span text:style-name="T36"> </text:span><text:span text:style-name="T37">Finales</text:span><text:span text:style-name="T36">: </text:span><text:bookmark text:name="tw-target-text15111"/><text:span text:style-name="T40">Entrega <text:s/>de </text:span><text:span text:style-name="T41">1</text:span><text:span text:style-name="T40">00 lanzas para pruebas in reales situaciones de uso.</text:span></text:p>
      <text:p text:style-name="P51"><text:span text:style-name="T23">- </text:span><text:span text:style-name="T26">P</text:span><text:span text:style-name="T25">ruebas y alteración final de</text:span><text:span text:style-name="T26">l</text:span><text:span text:style-name="T25"> </text:span><text:span text:style-name="T26">Software Final (Firmware)</text:span><text:span text:style-name="T25">. </text:span><text:span text:style-name="T26">Y Hardware para </text:span><text:span text:style-name="T60">propósitos generales</text:span><text:span text:style-name="T26">.</text:span></text:p>
      <text:p text:style-name="P45"><text:span text:style-name="T42"/></text:p>
      <text:p text:style-name="P45"><text:soft-page-break/><text:span text:style-name="T42"/></text:p>
      <text:p text:style-name="P45"><text:span text:style-name="T42">Etapa </text:span><text:span text:style-name="T43">6</text:span><text:span text:style-name="T42"> <text:s/>(</text:span><text:span text:style-name="T43">Noviembre/Diciembre</text:span><text:span text:style-name="T42">):</text:span></text:p>
      <text:p text:style-name="P45"><text:span text:style-name="T36">- </text:span><text:span text:style-name="T38">1</text:span><text:span text:style-name="T36">00 Pro</text:span><text:span text:style-name="T37">dutos</text:span><text:span text:style-name="T36"> </text:span><text:span text:style-name="T37">Finales</text:span><text:span text:style-name="T36">: </text:span><text:bookmark text:name="tw-target-text151111"/><text:span text:style-name="T40">Entrega <text:s/>de </text:span><text:span text:style-name="T41">1</text:span><text:span text:style-name="T40">00 lanzas para pruebas in reales situaciones de uso.</text:span></text:p>
      <text:p text:style-name="P51"><text:span text:style-name="T26">- P</text:span><text:span text:style-name="T25">ruebas y alteración final de</text:span><text:span text:style-name="T26">l</text:span><text:span text:style-name="T25"> </text:span><text:span text:style-name="T26">Software Final (Firmware)</text:span><text:span text:style-name="T25">. </text:span><text:span text:style-name="T26">Y Hardware para propósitos generales.</text:span></text:p>
      <text:p text:style-name="P45"><text:span text:style-name="T42"/></text:p>
      <text:p text:style-name="P45"><text:span text:style-name="T42">Etapa </text:span><text:span text:style-name="T43">7 <text:s/></text:span><text:span text:style-name="T42">(</text:span><text:span text:style-name="T43">Diciembre/Enero 2021</text:span><text:span text:style-name="T42">): </text:span></text:p>
      <text:p text:style-name="P45"><text:span text:style-name="T36">- </text:span><text:span text:style-name="T38">15</text:span><text:span text:style-name="T36">0 Pro</text:span><text:span text:style-name="T37">dutos</text:span><text:span text:style-name="T36"> </text:span><text:span text:style-name="T37">Finales</text:span><text:span text:style-name="T36">: </text:span><text:bookmark text:name="tw-target-text1511111"/><text:span text:style-name="T40">Entrega <text:s/>de </text:span><text:span text:style-name="T41">150</text:span><text:span text:style-name="T40"> lanzas para pruebas in reales situaciones de uso.</text:span></text:p>
      <text:p text:style-name="P51"><text:span text:style-name="T26">- P</text:span><text:span text:style-name="T25">ruebas y alteración final de</text:span><text:span text:style-name="T26">l</text:span><text:span text:style-name="T25"> </text:span><text:span text:style-name="T26">Software Final (Firmware)</text:span><text:span text:style-name="T25">. </text:span><text:span text:style-name="T26">Y Hardware para propósitos generales.</text:span></text:p>
      <text:p text:style-name="P46"><text:span text:style-name="T44"/></text:p>
      <text:p text:style-name="P46"><text:span text:style-name="T44">Etapa </text:span><text:span text:style-name="T45">8 <text:s/></text:span><text:span text:style-name="T44">(</text:span><text:span text:style-name="T45">Febrero/Marzo/Abril/Mayo</text:span><text:span text:style-name="T44">): </text:span><text:span text:style-name="T45">Fim de 1 Ano.</text:span></text:p>
      <text:p text:style-name="P51"><text:span text:style-name="T26">- P</text:span><text:span text:style-name="T25">ruebas y alteración final de</text:span><text:span text:style-name="T26">l</text:span><text:span text:style-name="T25"> </text:span><text:span text:style-name="T26">Software Final (Firmware)</text:span><text:span text:style-name="T25"> </text:span><text:span text:style-name="T26">y Hardware… Testes y Pruebas Finales.</text:span></text:p>
      <text:p text:style-name="P52"><text:span text:style-name="T26">- P</text:span><text:span text:style-name="T25">ruebas y </text:span><text:span text:style-name="T27">Testes con Sistema Total, Dashboards, y Prototipos de </text:span><text:span text:style-name="T61">Comunicación Satelital</text:span><text:span text:style-name="T26">.</text:span></text:p>
      <text:p text:style-name="P39"/>
      <text:p text:style-name="P39"/>
      <text:p text:style-name="P39"/>
      <text:p text:style-name="P39">Ano <text:span text:style-name="T61">II</text:span>:</text:p>
      <text:p text:style-name="P37"/>
      <text:p text:style-name="P23"><text:span text:style-name="T47">Etapa 1 (</text:span><text:span text:style-name="T50">M</text:span><text:span text:style-name="T48">ayo/</text:span><text:span text:style-name="T51">Octubre</text:span><text:span text:style-name="T47">):</text:span></text:p>
      <text:p text:style-name="P23"><text:span text:style-name="T47"/></text:p>
      <text:p text:style-name="P52"><text:span text:style-name="T26">- </text:span><text:span text:style-name="T27">Garantía total, isenta de PAGO de todos equipos montados por 6 meses, excluido MAL USO</text:span><text:span text:style-name="T26">.</text:span></text:p>
      <text:p text:style-name="P38"/>
      <text:p text:style-name="P23"><text:span text:style-name="T47">Etapa </text:span><text:span text:style-name="T51">2</text:span><text:span text:style-name="T47"> (</text:span><text:span text:style-name="T51">Noviembre/</text:span><text:span text:style-name="T50">M</text:span><text:span text:style-name="T48">ayo</text:span><text:span text:style-name="T47">):</text:span></text:p>
      <text:p text:style-name="P23"><text:span text:style-name="T47"/></text:p>
      <text:p text:style-name="P52"><text:span text:style-name="T26">- </text:span><text:span text:style-name="T27">Accesoria por 6 meses, con una pequeña taza a ser combinada</text:span><text:span text:style-name="T26">.</text:span></text:p>
      <text:p text:style-name="P38"/>
      <text:p text:style-name="P40"><text:span text:style-name="T75"/></text:p>
      <text:p text:style-name="P40"><text:span text:style-name="T75"/></text:p>
      <text:p text:style-name="P40"><text:span text:style-name="T75"/></text:p>
      <text:p text:style-name="P40"><text:span text:style-name="T75"/></text:p>
      <text:p text:style-name="P40"><text:span text:style-name="T75"/></text:p>
      <text:p text:style-name="P40"><text:span text:style-name="T75"/></text:p>
      <text:p text:style-name="P40"><text:span text:style-name="T75"/></text:p>
      <text:p text:style-name="P40"><text:span text:style-name="T75"/></text:p>
      <text:p text:style-name="P18"><text:span text:style-name="T75"/></text:p>
      <text:p text:style-name="P40"><text:span text:style-name="T75"/></text:p>
      <text:p text:style-name="P40"><text:span text:style-name="T75"/></text:p>
      <text:p text:style-name="P40"><text:span text:style-name="T75"/></text:p>
      <text:p text:style-name="P40"><text:span text:style-name="T75"/></text:p>
      <text:p text:style-name="P40"><text:span text:style-name="T75"/></text:p>
      <text:p text:style-name="P40"><text:span text:style-name="T75"/></text:p>
      <text:p text:style-name="P40"><text:soft-page-break/><text:span text:style-name="T75">I </text:span><text:span text:style-name="T74">-</text:span><text:span text:style-name="T75"> </text:span><text:span text:style-name="T73">C</text:span><text:span text:style-name="T74">onclusión </text:span><text:span text:style-name="T73">= </text:span><text:bookmark text:name="tw-target-text19"/>PRODUCTOS ESPERADOS</text:p>
      <text:p text:style-name="P40"/>
      <text:p text:style-name="P29"/>
      <text:p text:style-name="P27"><text:bookmark text:name="tw-target-text20"/>Según el cronograma presentado, los productos esperados son:</text:p>
      <text:p text:style-name="P27"/>
      <text:p text:style-name="P26"><text:span text:style-name="T76">- </text:span><text:span text:style-name="T77">37</text:span><text:span text:style-name="T76"> Relatórios (1 parcial </text:span><text:span text:style-name="T77">a 15 dias,1 por</text:span><text:span text:style-name="T76"> </text:span><text:span text:style-name="T77">mes</text:span><text:span text:style-name="T76"> e </text:span><text:span text:style-name="T77">1</text:span><text:span text:style-name="T76"> fina</text:span><text:span text:style-name="T77">l</text:span><text:span text:style-name="T76">, a cada </text:span><text:bookmark text:name="tw-target-text21"/>año<text:span text:style-name="T76">);</text:span></text:p>
      <text:p text:style-name="P30">- <text:span text:style-name="T78">4</text:span> Notas Técnicas (1 NT a cada 3 meses);</text:p>
      <text:p text:style-name="P30">- <text:span text:style-name="T78">500 lanzas (con 2 sensores cada)</text:span>. <text:span text:style-name="T81">A un total de 1000 sensores inteligentes.</text:span></text:p>
      <text:p text:style-name="P31">- <text:span text:style-name="T78">20 gateways próprios (con salida rs 485)</text:span>.// <text:span text:style-name="T79">a estudiar.</text:span></text:p>
      <text:p text:style-name="P32"/>
      <text:p text:style-name="P54"><text:span text:style-name="T80">*** SENSORES TAMBIÉN INCLUYEN POSIBILIDAD DE ALTERACIONES FUTURAS DE USO.***</text:span></text:p>
      <text:p text:style-name="P48">*** TODOS PRODUCTOS FINALES NO INCLUEN CASES O EXTRUCTURA METALICA DE LANZAS.***</text:p>
      <text:p text:style-name="P48">*** TODOS PRODUCTOS FINALES NO INCLUEN BATERIAS O PILAS (CASO DE ESTUDIO).***</text:p>
      <text:p text:style-name="P53"/>
      <text:p text:style-name="P1"><text:s/><text:span text:style-name="T70">I</text:span><text:span text:style-name="T71">I</text:span><text:span text:style-name="T70"> </text:span><text:span text:style-name="T69">-</text:span><text:span text:style-name="T70"> </text:span><text:span text:style-name="T72">C</text:span><text:span text:style-name="T69">onclusión </text:span><text:span text:style-name="T72">= </text:span><text:span text:style-name="T71">CRONOGRAMA FÍSICO</text:span></text:p>
      <text:p text:style-name="P1"><text:span text:style-name="T65"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66">ETAPA</text:p>
          </table:table-cell>
          <table:table-cell table:style-name="Table1.A1" office:value-type="string">
            <text:p text:style-name="P66">EMPEZA</text:p>
          </table:table-cell>
          <table:table-cell table:style-name="Table1.A1" office:value-type="string">
            <text:p text:style-name="P66">TERMINA</text:p>
          </table:table-cell>
          <table:table-cell table:style-name="Table1.A1" office:value-type="string">
            <text:p text:style-name="P66">SENSORES</text:p>
          </table:table-cell>
          <table:table-cell table:style-name="Table1.E1" office:value-type="string">
            <text:p text:style-name="P66">LANZAS</text:p>
          </table:table-cell>
        </table:table-row>
        <table:table-row>
          <table:table-cell table:style-name="Table1.A2" office:value-type="string">
            <text:p text:style-name="P68">ANO I <text:span text:style-name="T57">-</text:span><text:span text:style-name="T56">Etapa 1</text:span></text:p>
          </table:table-cell>
          <table:table-cell table:style-name="Table1.A2" office:value-type="string">
            <text:p text:style-name="P64">Mayo</text:p>
          </table:table-cell>
          <table:table-cell table:style-name="Table1.A2" office:value-type="string">
            <text:p text:style-name="P64">Junio</text:p>
          </table:table-cell>
          <table:table-cell table:style-name="Table1.A2" office:value-type="string">
            <text:p text:style-name="P64">1</text:p>
          </table:table-cell>
          <table:table-cell table:style-name="Table1.E2" office:value-type="string">
            <text:p text:style-name="P64">1 Sistema</text:p>
          </table:table-cell>
        </table:table-row>
        <table:table-row>
          <table:table-cell table:style-name="Table1.A2" office:value-type="string">
            <text:p text:style-name="P68"><text:span text:style-name="T56">Etapa 2</text:span></text:p>
          </table:table-cell>
          <table:table-cell table:style-name="Table1.A2" office:value-type="string">
            <text:p text:style-name="P63">Junio</text:p>
          </table:table-cell>
          <table:table-cell table:style-name="Table1.A2" office:value-type="string">
            <text:p text:style-name="P63">Julio</text:p>
          </table:table-cell>
          <table:table-cell table:style-name="Table1.A2" office:value-type="string">
            <text:p text:style-name="P63">20</text:p>
          </table:table-cell>
          <table:table-cell table:style-name="Table1.E2" office:value-type="string">
            <text:p text:style-name="P63">10</text:p>
          </table:table-cell>
        </table:table-row>
        <table:table-row>
          <table:table-cell table:style-name="Table1.A2" office:value-type="string">
            <text:p text:style-name="P68"><text:span text:style-name="T56">Etapa 3</text:span></text:p>
          </table:table-cell>
          <table:table-cell table:style-name="Table1.A2" office:value-type="string">
            <text:p text:style-name="P63">Agosto</text:p>
          </table:table-cell>
          <table:table-cell table:style-name="Table1.A2" office:value-type="string">
            <text:p text:style-name="P63">Agosto</text:p>
          </table:table-cell>
          <table:table-cell table:style-name="Table1.A2" office:value-type="string">
            <text:p text:style-name="P63">100</text:p>
          </table:table-cell>
          <table:table-cell table:style-name="Table1.E2" office:value-type="string">
            <text:p text:style-name="P63">50</text:p>
          </table:table-cell>
        </table:table-row>
        <table:table-row>
          <table:table-cell table:style-name="Table1.A2" office:value-type="string">
            <text:p text:style-name="P68"><text:span text:style-name="T56">Etapa 4</text:span></text:p>
          </table:table-cell>
          <table:table-cell table:style-name="Table1.A2" office:value-type="string">
            <text:p text:style-name="P63">Septiembre</text:p>
          </table:table-cell>
          <table:table-cell table:style-name="Table1.A2" office:value-type="string">
            <text:p text:style-name="P63">Octubre</text:p>
          </table:table-cell>
          <table:table-cell table:style-name="Table1.A2" office:value-type="string">
            <text:p text:style-name="P63">200</text:p>
          </table:table-cell>
          <table:table-cell table:style-name="Table1.E2" office:value-type="string">
            <text:p text:style-name="P63">100</text:p>
          </table:table-cell>
        </table:table-row>
        <table:table-row>
          <table:table-cell table:style-name="Table1.A2" office:value-type="string">
            <text:p text:style-name="P68"><text:span text:style-name="T56">Etapa 5</text:span></text:p>
          </table:table-cell>
          <table:table-cell table:style-name="Table1.A2" office:value-type="string">
            <text:p text:style-name="P63">Octubre</text:p>
          </table:table-cell>
          <table:table-cell table:style-name="Table1.A2" office:value-type="string">
            <text:p text:style-name="P63">Noviembre</text:p>
          </table:table-cell>
          <table:table-cell table:style-name="Table1.A2" office:value-type="string">
            <text:p text:style-name="P63">200</text:p>
          </table:table-cell>
          <table:table-cell table:style-name="Table1.E2" office:value-type="string">
            <text:p text:style-name="P63">100</text:p>
          </table:table-cell>
        </table:table-row>
        <table:table-row>
          <table:table-cell table:style-name="Table1.A2" office:value-type="string">
            <text:p text:style-name="P68"><text:span text:style-name="T56">Etapa 6</text:span></text:p>
          </table:table-cell>
          <table:table-cell table:style-name="Table1.A2" office:value-type="string">
            <text:p text:style-name="P63">Noviembre</text:p>
          </table:table-cell>
          <table:table-cell table:style-name="Table1.A2" office:value-type="string">
            <text:p text:style-name="P63">Diciembre</text:p>
          </table:table-cell>
          <table:table-cell table:style-name="Table1.A2" office:value-type="string">
            <text:p text:style-name="P63">200</text:p>
          </table:table-cell>
          <table:table-cell table:style-name="Table1.E2" office:value-type="string">
            <text:p text:style-name="P63">100</text:p>
          </table:table-cell>
        </table:table-row>
        <table:table-row>
          <table:table-cell table:style-name="Table1.A2" office:value-type="string">
            <text:p text:style-name="P68"><text:span text:style-name="T56">Etapa </text:span><text:span text:style-name="T58">7</text:span></text:p>
          </table:table-cell>
          <table:table-cell table:style-name="Table1.A2" office:value-type="string">
            <text:p text:style-name="P63">Deciembre 2020</text:p>
          </table:table-cell>
          <table:table-cell table:style-name="Table1.A2" office:value-type="string">
            <text:p text:style-name="P63">Enero 2021</text:p>
          </table:table-cell>
          <table:table-cell table:style-name="Table1.A2" office:value-type="string">
            <text:p text:style-name="P63">300</text:p>
          </table:table-cell>
          <table:table-cell table:style-name="Table1.E2" office:value-type="string">
            <text:p text:style-name="P63">150</text:p>
          </table:table-cell>
        </table:table-row>
        <table:table-row>
          <table:table-cell table:style-name="Table1.A2" office:value-type="string">
            <text:p text:style-name="P68"><text:span text:style-name="T56">Etapa 8</text:span></text:p>
          </table:table-cell>
          <table:table-cell table:style-name="Table1.A2" office:value-type="string">
            <text:p text:style-name="P63">Febrero 2021</text:p>
          </table:table-cell>
          <table:table-cell table:style-name="Table1.A2" office:value-type="string">
            <text:p text:style-name="P63">Abril 2021</text:p>
          </table:table-cell>
          <table:table-cell table:style-name="Table1.A2" office:value-type="string">
            <text:p text:style-name="P63">Empeza con Sat.</text:p>
          </table:table-cell>
          <table:table-cell table:style-name="Table1.E2" office:value-type="string">
            <text:p text:style-name="P63">Testes</text:p>
          </table:table-cell>
        </table:table-row>
        <table:table-row>
          <table:table-cell table:style-name="Table1.A2" office:value-type="string">
            <text:p text:style-name="P68">ANO II <text:span text:style-name="T57">-</text:span><text:span text:style-name="T56">Etapa 1</text:span></text:p>
          </table:table-cell>
          <table:table-cell table:style-name="Table1.A2" office:value-type="string">
            <text:p text:style-name="P62">Mayo 2021</text:p>
          </table:table-cell>
          <table:table-cell table:style-name="Table1.A2" office:value-type="string">
            <text:p text:style-name="P62">Octubre 2021</text:p>
          </table:table-cell>
          <table:table-cell table:style-name="Table1.A2" office:value-type="string">
            <text:p text:style-name="P63">Garantía</text:p>
          </table:table-cell>
          <table:table-cell table:style-name="Table1.E2" office:value-type="string">
            <text:p text:style-name="P63">Sin Valor</text:p>
          </table:table-cell>
        </table:table-row>
        <table:table-row>
          <table:table-cell table:style-name="Table1.A2" office:value-type="string">
            <text:p text:style-name="P68"><text:span text:style-name="T56">Etapa 2</text:span></text:p>
          </table:table-cell>
          <table:table-cell table:style-name="Table1.A2" office:value-type="string">
            <text:p text:style-name="P63">Noviembre 2021</text:p>
          </table:table-cell>
          <table:table-cell table:style-name="Table1.A2" office:value-type="string">
            <text:p text:style-name="P63">Mayo 2022</text:p>
          </table:table-cell>
          <table:table-cell table:style-name="Table1.A2" office:value-type="string">
            <text:p text:style-name="P63">Acesoria</text:p>
          </table:table-cell>
          <table:table-cell table:style-name="Table1.E2" office:value-type="string">
            <text:p text:style-name="P63">A combinar</text:p>
          </table:table-cell>
        </table:table-row>
      </table:table>
      <text:p text:style-name="P1"><text:span text:style-name="T65"/></text:p>
      <text:p text:style-name="P1"><text:span text:style-name="T65"/></text:p>
      <text:p text:style-name="P8"><text:span text:style-name="T63"/></text:p>
      <text:p text:style-name="P8"><text:span text:style-name="T63"/></text:p>
      <text:p text:style-name="P8"><text:span text:style-name="T63"/></text:p>
      <text:p text:style-name="P8"><text:span text:style-name="T63"/></text:p>
      <text:p text:style-name="P8"><text:span text:style-name="T63"/></text:p>
      <text:p text:style-name="P8"><text:span text:style-name="T63"/></text:p>
      <text:p text:style-name="P8"><text:span text:style-name="T63"/></text:p>
      <text:p text:style-name="P8"><text:span text:style-name="T63"/></text:p>
      <text:p text:style-name="P8"><text:span text:style-name="T63"/></text:p>
      <text:p text:style-name="P8"><text:span text:style-name="T63"/></text:p>
      <text:p text:style-name="P8"><text:span text:style-name="T63"/></text:p>
      <text:p text:style-name="P8"><text:span text:style-name="T63"/></text:p>
      <text:p text:style-name="P8"><text:span text:style-name="T63"/></text:p>
      <text:p text:style-name="P8"><text:span text:style-name="T63"/></text:p>
      <text:p text:style-name="P8"><text:span text:style-name="T63"/></text:p>
      <text:p text:style-name="P8"><text:soft-page-break/><text:span text:style-name="T63"/></text:p>
      <text:p text:style-name="P8"><text:span text:style-name="T63">I</text:span><text:span text:style-name="T65">I</text:span><text:span text:style-name="T66">I</text:span><text:span text:style-name="T63"> </text:span><text:span text:style-name="T65">-</text:span><text:span text:style-name="T63"> </text:span><text:span text:style-name="T64">C</text:span><text:span text:style-name="T65">onclusión </text:span><text:span text:style-name="T64">= </text:span><text:span text:style-name="T65">CRONOGRAMA FINANCERO</text:span></text:p>
      <text:p text:style-name="P1"><text:span text:style-name="T65"/>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65">Aciones</text:p>
          </table:table-cell>
          <table:table-cell table:style-name="Table2.A1" office:value-type="string">
            <text:p text:style-name="P65">Valores</text:p>
          </table:table-cell>
          <table:table-cell table:style-name="Table2.A1" office:value-type="string">
            <text:p text:style-name="P65">Quantidad</text:p>
          </table:table-cell>
          <table:table-cell table:style-name="Table2.D1" office:value-type="string">
            <text:p text:style-name="P65">Total</text:p>
          </table:table-cell>
        </table:table-row>
        <table:table-row>
          <table:table-cell table:style-name="Table2.A2" office:value-type="string">
            <text:p text:style-name="P67">Sensores</text:p>
          </table:table-cell>
          <table:table-cell table:style-name="Table2.A2" office:value-type="string">
            <text:p text:style-name="P61">84,00</text:p>
          </table:table-cell>
          <table:table-cell table:style-name="Table2.A2" office:value-type="string">
            <text:p text:style-name="P61">1000 (500 lanzas)</text:p>
          </table:table-cell>
          <table:table-cell table:style-name="Table2.D2" office:value-type="string">
            <text:p text:style-name="P61"/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5">12 pagos X 7.000 USS</text:p>
          </table:table-cell>
          <table:table-cell table:style-name="Table2.D2" office:value-type="string">
            <text:p text:style-name="P61">84.000 USS</text:p>
          </table:table-cell>
        </table:table-row>
        <table:table-row>
          <table:table-cell table:style-name="Table2.A2" office:value-type="string">
            <text:p text:style-name="P61">Devices Satellite</text:p>
          </table:table-cell>
          <table:table-cell table:style-name="Table2.A2" office:value-type="string">
            <text:p text:style-name="P61">2.000</text:p>
          </table:table-cell>
          <table:table-cell table:style-name="Table2.A2" office:value-type="string">
            <text:p text:style-name="P60"/>
          </table:table-cell>
          <table:table-cell table:style-name="Table2.D2" office:value-type="string">
            <text:p text:style-name="P61">2.000 USS</text:p>
          </table:table-cell>
        </table:table-row>
        <table:table-row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A2" office:value-type="string">
            <text:p text:style-name="P60"/>
          </table:table-cell>
          <table:table-cell table:style-name="Table2.D2" office:value-type="string">
            <text:p text:style-name="P61">86.000 USS</text:p>
          </table:table-cell>
        </table:table-row>
      </table:table>
      <text:p text:style-name="P1"><text:span text:style-name="T65"/></text:p>
      <text:p text:style-name="P1"><text:span text:style-name="T65"/></text:p>
      <text:p text:style-name="P1"><text:span text:style-name="T65"/></text:p>
      <text:p text:style-name="P7"><text:span text:style-name="T63">I</text:span><text:span text:style-name="T67">V</text:span><text:span text:style-name="T63"> </text:span><text:span text:style-name="T65">-</text:span><text:span text:style-name="T63"> </text:span><text:span text:style-name="T64">C</text:span><text:span text:style-name="T65">onclusión </text:span><text:span text:style-name="T64">= </text:span><text:span text:style-name="T67">RESULTADO FINAL</text:span></text:p>
      <text:p text:style-name="P2"><text:span text:style-name="T67"/></text:p>
      <text:p text:style-name="P2"><text:span text:style-name="T67">*** PRIMEROS 1000 SENSORES (500 LANZAS) CON PROYECTO A UN CUSTO TOTAL DE USS 84,00 (PRODUCTO DE MERCADO APROXIMADO A 150,00 USS)</text:span></text:p>
      <text:p text:style-name="P2"><text:span text:style-name="T67">***</text:span><text:span text:style-name="T68"> Tiempo de Fabricación 1 mes ***</text:span></text:p>
      <text:p text:style-name="P6"><text:span text:style-name="T62">***PASADOS 12 MESES DE PROYECTO PARA 1000 LANZAS 25,00 USS POR SENSORES </text:span></text:p>
      <text:p text:style-name="P6"><text:span text:style-name="T62">***PARA 5000 LANZAS 17,00 USS POR SENSOR 34,00 USS POR LANZA</text:span></text:p>
      <text:p text:style-name="P1"><text:span text:style-name="T65"/></text:p>
      <text:p text:style-name="P1"><text:span text:style-name="T65">………………………………….</text:span></text:p>
      <text:p text:style-name="P1"><text:span text:style-name="T65"/></text:p>
      <text:p text:style-name="P1"><text:span text:style-name="T65"/></text:p>
      <text:p text:style-name="P1"><text:span text:style-name="T65"/></text:p>
      <text:p text:style-name="P1"><text:span text:style-name="T65"/></text:p>
      <text:p text:style-name="P3"><text:span text:style-name="T62">Asunción, 02 de Mayo de 2020.</text:span></text:p>
      <text:p text:style-name="P4"><text:span text:style-name="T62"/></text:p>
      <text:p text:style-name="P4"><text:span text:style-name="T62">Ing. Marcelo dos Anjos</text:span></text:p>
      <text:p text:style-name="P4"><text:span text:style-name="T62">CR</text:span><text:span text:style-name="T66">EA</text:span><text:span text:style-name="T62"> 2615467832 <text:s/></text:span><text:span text:style-name="T66">BRASIL</text:span></text:p>
      <text:p text:style-name="P5"><text:span text:style-name="T66">R</text:span><text:span text:style-name="T62">EG 2363 INSC 6724 OBRAS PUBLICAS PARAGUAY</text:span></text:p>
      <text:p text:style-name="P4"><text:span text:style-name="T6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7:14:00.348249915</meta:creation-date>
    <dc:date>2020-05-03T00:38:26.580895015</dc:date>
    <meta:editing-duration>PT1H2M16S</meta:editing-duration>
    <meta:editing-cycles>11</meta:editing-cycles>
    <meta:generator>LibreOffice/6.0.7.3$Linux_X86_64 LibreOffice_project/00m0$Build-3</meta:generator>
    <meta:document-statistic meta:table-count="2" meta:image-count="0" meta:object-count="0" meta:page-count="5" meta:paragraph-count="150" meta:word-count="1056" meta:character-count="6551" meta:non-whitespace-character-count="5610"/>
  </office:meta>
</office:document-meta>
</file>